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36pt" style:text-underline-style="solid" style:text-underline-width="auto" style:text-underline-color="font-color" officeooo:rsid="001d8862" officeooo:paragraph-rsid="001d8862" style:font-size-asian="36pt" style:font-size-complex="36pt"/>
    </style:style>
    <style:style style:name="P2" style:family="paragraph" style:parent-style-name="Standard">
      <style:text-properties fo:font-size="37pt" officeooo:rsid="001d8862" officeooo:paragraph-rsid="001d8862" style:font-size-asian="37pt" style:font-size-complex="37pt"/>
    </style:style>
    <style:style style:name="P3" style:family="paragraph" style:parent-style-name="Standard">
      <style:text-properties style:font-name="Liberation Mono" fo:font-size="16pt" officeooo:rsid="001e24b8" officeooo:paragraph-rsid="001e24b8" style:font-size-asian="14pt" style:font-size-complex="16pt"/>
    </style:style>
    <style:style style:name="P4" style:family="paragraph" style:parent-style-name="Standard" style:master-page-name="">
      <style:paragraph-properties fo:margin-left="0.4898in" fo:margin-right="0in" fo:text-indent="0in" style:auto-text-indent="false" style:page-number="auto"/>
      <style:text-properties style:font-name="Liberation Mono" fo:font-size="16pt" officeooo:rsid="001f8975" officeooo:paragraph-rsid="001f8975" style:font-size-asian="14pt" style:font-size-complex="16pt"/>
    </style:style>
    <style:style style:name="P5" style:family="paragraph" style:parent-style-name="Standard" style:master-page-name="">
      <style:paragraph-properties fo:margin-left="0.4898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1d262" officeooo:paragraph-rsid="0021d262" style:font-size-asian="16pt" style:font-weight-asian="normal" style:font-size-complex="16pt" style:font-weight-complex="normal"/>
    </style:style>
    <style:style style:name="P6" style:family="paragraph" style:parent-style-name="Standard" style:master-page-name="">
      <style:paragraph-properties fo:margin-left="0.4898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22pt" fo:font-weight="normal" officeooo:rsid="0029e193" officeooo:paragraph-rsid="0029e193" fo:background-color="#ffffff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margin-left="0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1d262" officeooo:paragraph-rsid="0021d262" fo:background-color="#ffffff" style:font-size-asian="16pt" style:font-weight-asian="normal" style:font-size-complex="16pt" style:font-weight-complex="normal"/>
    </style:style>
    <style:style style:name="P8" style:family="paragraph" style:parent-style-name="Standard" style:master-page-name="">
      <style:paragraph-properties fo:margin-left="0.5209in" fo:margin-right="0in" fo:text-indent="0in" style:auto-text-indent="false" style:page-number="auto"/>
      <style:text-properties style:font-name="Liberation Mono" fo:font-size="16pt" officeooo:rsid="001e24b8" officeooo:paragraph-rsid="001e24b8" style:font-size-asian="14pt" style:font-size-complex="16pt"/>
    </style:style>
    <style:style style:name="P9" style:family="paragraph" style:parent-style-name="Standard">
      <style:paragraph-properties fo:margin-left="0.5209in" fo:margin-right="0in" fo:text-indent="0in" style:auto-text-indent="false"/>
      <style:text-properties style:font-name="Liberation Mono" fo:font-size="16pt" officeooo:rsid="001e24b8" officeooo:paragraph-rsid="001e24b8" style:font-size-asian="14pt" style:font-size-complex="16pt"/>
    </style:style>
    <style:style style:name="P10" style:family="paragraph" style:parent-style-name="Standard">
      <style:paragraph-properties fo:margin-left="0.5209in" fo:margin-right="0in" fo:text-indent="0in" style:auto-text-indent="false"/>
      <style:text-properties style:font-name="Liberation Mono" fo:font-size="16pt" officeooo:rsid="001f8975" officeooo:paragraph-rsid="001e24b8" style:font-size-asian="14pt" style:font-size-complex="16pt"/>
    </style:style>
    <style:style style:name="P11" style:family="paragraph" style:parent-style-name="Standard">
      <style:paragraph-properties fo:margin-left="0.5209in" fo:margin-right="0in" fo:text-indent="0in" style:auto-text-indent="false"/>
      <style:text-properties style:font-name="Liberation Mono" fo:font-size="12pt" officeooo:rsid="001e24b8" officeooo:paragraph-rsid="001e24b8" style:font-size-asian="12pt" style:font-size-complex="12pt"/>
    </style:style>
    <style:style style:name="P12" style:family="paragraph" style:parent-style-name="Standard" style:master-page-name="">
      <style:paragraph-properties fo:margin-left="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1d262" officeooo:paragraph-rsid="0021d262" fo:background-color="#ffffff" style:font-size-asian="10.5pt" style:font-weight-asian="bold" style:font-size-complex="12pt" style:font-weight-complex="bold"/>
    </style:style>
    <style:style style:name="P13" style:family="paragraph" style:parent-style-name="Standard" style:master-page-name="">
      <style:paragraph-properties fo:margin-left="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482e5" fo:background-color="#ffffff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margin-left="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7d5ca" fo:background-color="#ffffff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bold" officeooo:rsid="001fe251" officeooo:paragraph-rsid="001fe251" fo:background-color="#ffffff" style:font-size-asian="12pt" style:font-weight-asian="bold" style:font-size-complex="12pt" style:font-weight-complex="bold"/>
    </style:style>
    <style:style style:name="P16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bold" officeooo:rsid="001fe251" officeooo:paragraph-rsid="0022fca0" fo:background-color="#ffffff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bold" officeooo:rsid="001fe251" officeooo:paragraph-rsid="0025b1c1" fo:background-color="#ffffff" style:font-size-asian="12pt" style:font-weight-asian="bold" style:font-size-complex="12pt" style:font-weight-complex="bold"/>
    </style:style>
    <style:style style:name="P18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bold" officeooo:rsid="001fe251" officeooo:paragraph-rsid="0027d5ca" fo:background-color="#ffffff" style:font-size-asian="12pt" style:font-weight-asian="bold" style:font-size-complex="12pt" style:font-weight-complex="bold"/>
    </style:style>
    <style:style style:name="P19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normal" officeooo:rsid="001fe251" officeooo:paragraph-rsid="001fe251" fo:background-color="#ff3333" style:font-size-asian="12pt" style:font-weight-asian="normal" style:font-size-complex="12pt" style:font-weight-complex="normal"/>
    </style:style>
    <style:style style:name="P20" style:family="paragraph" style:parent-style-name="Standard" style:master-page-name="">
      <style:paragraph-properties fo:margin-left="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85dc6" fo:background-color="#ffffff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margin-left="1in" fo:margin-right="0in" fo:text-indent="0in" style:auto-text-indent="false"/>
      <style:text-properties style:font-name="Liberation Mono" fo:font-size="16pt" officeooo:rsid="001f8975" officeooo:paragraph-rsid="001f8975" style:font-size-asian="14pt" style:font-size-complex="16pt"/>
    </style:style>
    <style:style style:name="P22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85dc6" fo:background-color="#ffffff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a8e75" fo:background-color="#ffffff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margin-left="1in" fo:margin-right="0in" fo:text-indent="0in" style:auto-text-indent="false"/>
      <style:text-properties style:font-name="Liberation Mono" fo:font-size="12pt" fo:font-weight="normal" officeooo:rsid="001fe251" officeooo:paragraph-rsid="001fe251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7d5ca" officeooo:paragraph-rsid="0027d5ca" fo:background-color="#fffff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7d5ca" officeooo:paragraph-rsid="0028b2b6" fo:background-color="#fffff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in" fo:margin-right="0in" fo:text-indent="0in" style:auto-text-indent="false"/>
      <style:text-properties style:font-name="Liberation Mono" fo:font-size="12pt" officeooo:rsid="001f8975" officeooo:paragraph-rsid="001f8975" style:font-size-asian="12pt" style:font-size-complex="12pt"/>
    </style:style>
    <style:style style:name="P28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482e5" fo:background-color="#fffff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7d5ca" fo:background-color="#fffff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iberation Mono" fo:font-size="16pt" fo:font-weight="normal" officeooo:rsid="001f8975" officeooo:paragraph-rsid="001f8975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iberation Mono" fo:font-size="16pt" fo:font-style="normal" fo:font-weight="normal" officeooo:rsid="001fe251" officeooo:paragraph-rsid="001fe251" fo:background-color="#ffffff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8975" officeooo:paragraph-rsid="001fe251" style:font-size-asian="14pt" style:font-weight-asian="normal" style:font-size-complex="16pt" style:font-weight-complex="normal"/>
    </style:style>
    <style:style style:name="P33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e251" officeooo:paragraph-rsid="0025b1c1" fo:background-color="#ffffff" style:font-size-asian="14pt" style:font-weight-asian="normal" style:font-size-complex="16pt" style:font-weight-complex="normal"/>
    </style:style>
    <style:style style:name="P34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e251" officeooo:paragraph-rsid="0027d5ca" fo:background-color="#ffffff" style:font-size-asian="14pt" style:font-weight-asian="normal" style:font-size-complex="16pt" style:font-weight-complex="normal"/>
    </style:style>
    <style:style style:name="P35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e251" officeooo:paragraph-rsid="0022fca0" fo:background-color="#ffffff" style:font-size-asian="14pt" style:font-weight-asian="normal" style:font-size-complex="16pt" style:font-weight-complex="normal"/>
    </style:style>
    <style:style style:name="P36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e251" officeooo:paragraph-rsid="0028b2b6" fo:background-color="#ffffff" style:font-size-asian="16pt" style:font-weight-asian="normal" style:font-size-complex="16pt" style:font-weight-complex="normal"/>
    </style:style>
    <style:style style:name="P37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officeooo:rsid="001f8975" officeooo:paragraph-rsid="001f8975" style:font-size-asian="14pt" style:font-size-complex="16pt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1fe251" fo:background-color="#ffffff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25b1c1" fo:background-color="#ffffff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27d5ca" fo:background-color="#ffffff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28d796" fo:background-color="#ffffff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1fe251" fo:background-color="#ff3333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.5in" fo:margin-right="0in" fo:text-indent="0in" style:auto-text-indent="false"/>
      <style:text-properties style:font-name="Liberation Mono" fo:font-size="12pt" fo:font-weight="normal" officeooo:rsid="001fe251" officeooo:paragraph-rsid="001fe251" fo:background-color="#ff333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5in" fo:margin-right="0in" fo:text-indent="0in" style:auto-text-indent="false"/>
      <style:text-properties style:font-name="Liberation Mono" fo:font-size="12pt" fo:font-weight="bold" officeooo:rsid="002482e5" officeooo:paragraph-rsid="0028d796" fo:background-color="#ffffff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.9791in" fo:margin-right="0in" fo:text-indent="0in" style:auto-text-indent="false"/>
      <style:text-properties style:font-name="Liberation Mono" fo:font-size="12pt" fo:font-weight="bold" officeooo:rsid="001f8975" officeooo:paragraph-rsid="001f8975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.9791in" fo:margin-right="0in" fo:text-indent="0in" style:auto-text-indent="false"/>
      <style:text-properties style:font-name="Liberation Mono" fo:font-size="12pt" fo:font-weight="normal" officeooo:rsid="001f8975" officeooo:paragraph-rsid="001f8975" style:font-size-asian="12pt" style:font-weight-asian="normal" style:font-size-complex="12pt" style:font-weight-complex="normal"/>
    </style:style>
    <style:style style:name="P47" style:family="paragraph" style:parent-style-name="Standard" style:master-page-name="">
      <style:paragraph-properties fo:margin-left="0.9791in" fo:margin-right="0in" fo:text-indent="0in" style:auto-text-indent="false" style:page-number="auto"/>
      <style:text-properties style:font-name="Liberation Mono" fo:font-size="12pt" officeooo:rsid="001f8975" officeooo:paragraph-rsid="001f8975" style:font-size-asian="12pt" style:font-size-complex="12pt"/>
    </style:style>
    <style:style style:name="P48" style:family="paragraph" style:parent-style-name="Standard" style:master-page-name="">
      <style:paragraph-properties fo:margin-left="0.979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a8e75" fo:background-color="#ffffff" style:font-size-asian="14pt" style:font-weight-asian="normal" style:font-size-complex="16pt" style:font-weight-complex="normal"/>
    </style:style>
    <style:style style:name="P49" style:family="paragraph" style:parent-style-name="Standard" style:master-page-name="">
      <style:paragraph-properties fo:margin-left="1.5in" fo:margin-right="0in" fo:text-indent="0in" style:auto-text-indent="false" style:page-number="auto"/>
      <style:text-properties style:font-name="Liberation Mono" fo:font-size="16pt" fo:font-style="italic" fo:font-weight="normal" officeooo:rsid="001fe251" officeooo:paragraph-rsid="001fe251" fo:background-color="#ffffff" style:font-size-asian="14pt" style:font-style-asian="italic" style:font-weight-asian="normal" style:font-size-complex="16pt" style:font-style-complex="italic" style:font-weight-complex="normal"/>
    </style:style>
    <style:style style:name="P50" style:family="paragraph" style:parent-style-name="Standard" style:master-page-name="">
      <style:paragraph-properties fo:margin-left="1.5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b9020" officeooo:paragraph-rsid="0030f3ec" fo:background-color="#ffffff" style:font-size-asian="16pt" style:font-weight-asian="normal" style:font-size-complex="16pt" style:font-weight-complex="normal"/>
    </style:style>
    <style:style style:name="P51" style:family="paragraph" style:parent-style-name="Standard" style:master-page-name="">
      <style:paragraph-properties fo:margin-left="1.5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normal" officeooo:rsid="0021dcb4" officeooo:paragraph-rsid="0021dcb4" fo:background-color="#ffffff" style:font-size-asian="10.5pt" style:font-weight-asian="normal" style:font-size-complex="12pt" style:font-weight-complex="normal"/>
    </style:style>
    <style:style style:name="P52" style:family="paragraph" style:parent-style-name="Standard" style:master-page-name="">
      <style:paragraph-properties fo:margin-left="1.5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normal" officeooo:rsid="002482e5" officeooo:paragraph-rsid="002482e5" fo:background-color="#fffff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1.5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1dcb4" officeooo:paragraph-rsid="0022fca0" fo:background-color="#ffffff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1.5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9e193" officeooo:paragraph-rsid="0030f3ec" fo:background-color="#ffffff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6e66f" officeooo:paragraph-rsid="0026e66f" fo:background-color="#ffffff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6e66f" officeooo:paragraph-rsid="0027d5ca" fo:background-color="#ffffff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6e66f" officeooo:paragraph-rsid="0028d796" fo:background-color="#ffffff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1.4898in" fo:margin-right="0in" fo:text-indent="0in" style:auto-text-indent="false"/>
      <style:text-properties style:font-name="Liberation Mono" fo:font-size="12pt" fo:font-weight="normal" officeooo:rsid="001fe251" officeooo:paragraph-rsid="001fe251" fo:background-color="#fffff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1fe251" officeooo:paragraph-rsid="0022fca0" fo:background-color="#ffffff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1fe251" officeooo:paragraph-rsid="0025b1c1" fo:background-color="#fffff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1fe251" officeooo:paragraph-rsid="0027d5ca" fo:background-color="#fffff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1fe251" officeooo:paragraph-rsid="0028d796" fo:background-color="#ffffff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6e66f" officeooo:paragraph-rsid="0026e66f" fo:background-color="#ffffff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db847" officeooo:paragraph-rsid="002db847" fo:background-color="#ffffff" style:font-size-asian="16pt" style:font-weight-asian="normal" style:font-size-complex="16pt" style:font-weight-complex="normal"/>
    </style:style>
    <style:style style:name="P65" style:family="paragraph" style:parent-style-name="Standard" style:master-page-name="">
      <style:paragraph-properties fo:margin-left="1.4898in" fo:margin-right="0in" fo:text-indent="0in" style:auto-text-indent="false" style:page-number="auto" fo:background-color="transparent" style:shadow="none">
        <style:background-image/>
      </style:paragraph-properties>
      <style:text-properties style:font-name="Liberation Mono" fo:font-size="16pt" officeooo:rsid="001fe251" officeooo:paragraph-rsid="001fe251" style:font-size-asian="14pt" style:font-size-complex="16pt"/>
    </style:style>
    <style:style style:name="P66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1fe251" fo:background-color="#ffffff" style:font-size-asian="12pt" style:font-weight-asian="normal" style:font-size-complex="12pt" style:font-weight-complex="normal"/>
    </style:style>
    <style:style style:name="P67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22fca0" fo:background-color="#ffffff" style:font-size-asian="12pt" style:font-weight-asian="normal" style:font-size-complex="12pt" style:font-weight-complex="normal"/>
    </style:style>
    <style:style style:name="P68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25b1c1" fo:background-color="#ffffff" style:font-size-asian="12pt" style:font-weight-asian="normal" style:font-size-complex="12pt" style:font-weight-complex="normal"/>
    </style:style>
    <style:style style:name="P69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27d5ca" fo:background-color="#ffffff" style:font-size-asian="12pt" style:font-weight-asian="normal" style:font-size-complex="12pt" style:font-weight-complex="normal"/>
    </style:style>
    <style:style style:name="P70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28d796" fo:background-color="#ffffff" style:font-size-asian="12pt" style:font-weight-asian="normal" style:font-size-complex="12pt" style:font-weight-complex="normal"/>
    </style:style>
    <style:style style:name="P71" style:family="paragraph" style:parent-style-name="Standard" style:master-page-name="">
      <style:paragraph-properties fo:margin-left="1.4898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db847" officeooo:paragraph-rsid="002db847" fo:background-color="#ffffff" style:font-size-asian="16pt" style:font-weight-asian="normal" style:font-size-complex="16pt" style:font-weight-complex="normal"/>
    </style:style>
    <style:style style:name="P72" style:family="paragraph" style:parent-style-name="Standard" style:master-page-name="">
      <style:paragraph-properties fo:margin-left="2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normal" officeooo:rsid="0021dcb4" officeooo:paragraph-rsid="0021dcb4" fo:background-color="#ffffff" style:font-size-asian="10.5pt" style:font-weight-asian="normal" style:font-size-complex="12pt" style:font-weight-complex="normal"/>
    </style:style>
    <style:style style:name="P73" style:family="paragraph" style:parent-style-name="Standard" style:master-page-name="">
      <style:paragraph-properties fo:margin-left="2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482e5" fo:background-color="#ffffff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2.0102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1dcb4" officeooo:paragraph-rsid="0021dcb4" fo:background-color="#ffffff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2.0102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4c086" fo:background-color="#ffffff" style:font-size-asian="12pt" style:font-weight-asian="bold" style:font-size-complex="12pt" style:font-weight-complex="bold"/>
    </style:style>
    <style:style style:name="P76" style:family="paragraph" style:parent-style-name="Standard" style:master-page-name="">
      <style:paragraph-properties fo:margin-left="0.0209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291f80" fo:background-color="#ffffff" style:font-size-asian="14pt" style:font-weight-asian="normal" style:font-size-complex="16pt" style:font-weight-complex="normal"/>
    </style:style>
    <style:style style:name="P77" style:family="paragraph" style:parent-style-name="Standard" style:master-page-name="">
      <style:paragraph-properties fo:margin-left="0.0209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85dc6" fo:background-color="#ffffff" style:font-size-asian="14pt" style:font-weight-asian="normal" style:font-size-complex="16pt" style:font-weight-complex="normal"/>
    </style:style>
    <style:style style:name="P78" style:family="paragraph" style:parent-style-name="Standard">
      <style:paragraph-properties fo:margin-left="0.0209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291f80" fo:background-color="#ffffff" style:font-size-asian="14pt" style:font-weight-asian="normal" style:font-size-complex="16pt" style:font-weight-complex="normal"/>
    </style:style>
    <style:style style:name="P79" style:family="paragraph" style:parent-style-name="Standard">
      <style:paragraph-properties fo:margin-left="0.0209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85dc6" fo:background-color="#ffffff" style:font-size-asian="14pt" style:font-weight-asian="normal" style:font-size-complex="16pt" style:font-weight-complex="normal"/>
    </style:style>
    <style:style style:name="P80" style:family="paragraph" style:parent-style-name="Standard">
      <style:paragraph-properties fo:margin-left="0.9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9e193" officeooo:paragraph-rsid="0029e193" fo:background-color="#ffffff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margin-left="0.9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9e193" officeooo:paragraph-rsid="0030f3ec" fo:background-color="#ffffff" style:font-size-asian="16pt" style:font-weight-asian="normal" style:font-size-complex="16pt" style:font-weight-complex="normal"/>
    </style:style>
    <style:style style:name="P82" style:family="paragraph" style:parent-style-name="Standard" style:master-page-name="">
      <style:paragraph-properties fo:margin-left="0.9898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9e193" officeooo:paragraph-rsid="0029e193" fo:background-color="#ffffff" style:font-size-asian="16pt" style:font-weight-asian="normal" style:font-size-complex="16pt" style:font-weight-complex="normal"/>
    </style:style>
    <style:style style:name="P83" style:family="paragraph" style:parent-style-name="Standard" style:master-page-name="">
      <style:paragraph-properties fo:margin-left="1.479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6pt" fo:font-weight="normal" officeooo:rsid="0034650e" officeooo:paragraph-rsid="0034650e" fo:background-color="#ffffff" style:font-size-asian="6pt" style:font-weight-asian="normal" style:font-size-complex="6pt" style:font-weight-complex="normal"/>
    </style:style>
    <style:style style:name="P84" style:family="paragraph" style:parent-style-name="Standard">
      <style:paragraph-properties fo:margin-left="1.479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d41af" officeooo:paragraph-rsid="002d41af" fo:background-color="#ffffff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1.479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6pt" fo:font-weight="normal" officeooo:rsid="0034650e" officeooo:paragraph-rsid="0034650e" fo:background-color="#ffffff" style:font-size-asian="6pt" style:font-weight-asian="normal" style:font-size-complex="6pt" style:font-weight-complex="normal"/>
    </style:style>
    <style:style style:name="P86" style:family="paragraph" style:parent-style-name="Standard" style:master-page-name="">
      <style:paragraph-properties fo:margin-left="1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d41af" officeooo:paragraph-rsid="002d41af" fo:background-color="#ffffff" style:font-size-asian="16pt" style:font-weight-asian="normal" style:font-size-complex="16pt" style:font-weight-complex="normal"/>
    </style:style>
    <style:style style:name="P87" style:family="paragraph" style:parent-style-name="Standard" style:master-page-name="">
      <style:paragraph-properties fo:margin-left="1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d41af" officeooo:paragraph-rsid="002db847" fo:background-color="#ffffff" style:font-size-asian="16pt" style:font-weight-asian="normal" style:font-size-complex="16pt" style:font-weight-complex="normal"/>
    </style:style>
    <style:style style:name="P88" style:family="paragraph" style:parent-style-name="Standard" style:master-page-name="">
      <style:paragraph-properties fo:margin-left="1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fc4c1" officeooo:paragraph-rsid="002fc4c1" fo:background-color="#ff3333" style:font-size-asian="10.5pt" style:font-weight-asian="bold" style:font-size-complex="12pt" style:font-weight-complex="bold"/>
    </style:style>
    <style:style style:name="P89" style:family="paragraph" style:parent-style-name="Standard" style:master-page-name="">
      <style:paragraph-properties fo:margin-left="1.5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db847" officeooo:paragraph-rsid="002db847" fo:background-color="#ffffff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margin-left="1.4689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3eb2ea" officeooo:paragraph-rsid="003f629f" fo:background-color="#ffffff" style:font-size-asian="12pt" style:font-weight-asian="normal" style:font-size-complex="12pt" style:font-weight-complex="normal"/>
    </style:style>
    <style:style style:name="P91" style:family="paragraph" style:parent-style-name="Standard" style:master-page-name="">
      <style:paragraph-properties fo:margin-left="1.4689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0pt" fo:font-weight="normal" officeooo:rsid="001e24b8" officeooo:paragraph-rsid="003a8e75" fo:background-color="#ffffff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left="1.7709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3eb2ea" officeooo:paragraph-rsid="003fa437" fo:background-color="#ffffff" style:font-size-asian="16pt" style:font-weight-asian="normal" style:font-size-complex="16pt" style:font-weight-complex="normal"/>
    </style:style>
    <style:style style:name="P93" style:family="paragraph" style:parent-style-name="Standard" style:master-page-name="">
      <style:paragraph-properties fo:margin-left="1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3eb2ea" officeooo:paragraph-rsid="003fa437" fo:background-color="#ffffff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margin-left="1.5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0pt" fo:font-weight="normal" officeooo:rsid="003eb2ea" officeooo:paragraph-rsid="0040b2c7" fo:background-color="#ffffff" style:font-size-asian="10pt" style:font-weight-asian="normal" style:font-size-complex="10pt" style:font-weight-complex="normal"/>
    </style:style>
    <style:style style:name="P95" style:family="paragraph" style:parent-style-name="Standard" style:master-page-name="">
      <style:paragraph-properties fo:margin-left="1.5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0pt" fo:font-weight="normal" officeooo:rsid="003eb2ea" officeooo:paragraph-rsid="003fa437" fo:background-color="#ffffff" style:font-size-asian="10pt" style:font-weight-asian="normal" style:font-size-complex="10pt" style:font-weight-complex="normal"/>
    </style:style>
    <style:style style:name="P96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normal" officeooo:rsid="00385dc6" officeooo:paragraph-rsid="00385dc6" fo:background-color="#ffffff" style:font-size-asian="12pt" style:font-weight-asian="normal" style:font-size-complex="12pt" style:font-weight-complex="normal"/>
    </style:style>
    <style:style style:name="P97" style:family="paragraph" style:parent-style-name="Standard" style:master-page-name="">
      <style:paragraph-properties fo:margin-left="1.5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normal" officeooo:rsid="003eb2ea" officeooo:paragraph-rsid="003fa437" fo:background-color="#fffff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385dc6" officeooo:paragraph-rsid="00385dc6" fo:background-color="#ffffff" style:font-size-asian="12pt" style:font-weight-asian="normal" style:font-size-complex="12pt" style:font-weight-complex="normal"/>
    </style:style>
    <style:style style:name="P99" style:family="paragraph" style:parent-style-name="Standard" style:master-page-name="">
      <style:paragraph-properties fo:margin-left="0.9898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3eb2ea" officeooo:paragraph-rsid="0040cc65" fo:background-color="#ffffff" style:font-size-asian="16pt" style:font-weight-asian="normal" style:font-size-complex="16pt" style:font-weight-complex="normal"/>
    </style:style>
    <style:style style:name="P100" style:family="paragraph" style:parent-style-name="Standard">
      <style:paragraph-properties fo:margin-left="0.9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3eb2ea" officeooo:paragraph-rsid="0040cc65" fo:background-color="#ffffff" style:font-size-asian="16pt" style:font-weight-asian="normal" style:font-size-complex="16pt" style:font-weight-complex="normal"/>
    </style:style>
    <style:style style:name="T1" style:family="text">
      <style:text-properties fo:background-color="#ff3333"/>
    </style:style>
    <style:style style:name="T2" style:family="text">
      <style:text-properties officeooo:rsid="001fe251" fo:background-color="#ff3333"/>
    </style:style>
    <style:style style:name="T3" style:family="text">
      <style:text-properties officeooo:rsid="003fa437" fo:background-color="#ff333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c086" style:font-weight-asian="normal" style:font-weight-complex="normal"/>
    </style:style>
    <style:style style:name="T7" style:family="text">
      <style:text-properties fo:font-weight="normal" officeooo:rsid="0027d5ca" style:font-weight-asian="normal" style:font-weight-complex="normal"/>
    </style:style>
    <style:style style:name="T8" style:family="text">
      <style:text-properties fo:font-weight="normal" officeooo:rsid="0028d796" style:font-weight-asian="normal" style:font-weight-complex="normal"/>
    </style:style>
    <style:style style:name="T9" style:family="text">
      <style:text-properties fo:font-weight="normal" officeooo:rsid="0024c086" fo:background-color="#00ccff" style:font-weight-asian="normal" style:font-weight-complex="normal"/>
    </style:style>
    <style:style style:name="T10" style:family="text">
      <style:text-properties fo:font-size="9pt" officeooo:rsid="001f8975" style:font-size-asian="9pt" style:font-size-complex="9pt"/>
    </style:style>
    <style:style style:name="T11" style:family="text">
      <style:text-properties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3fa437" style:font-size-asian="12pt" style:font-size-complex="12pt"/>
    </style:style>
    <style:style style:name="T15" style:family="text">
      <style:text-properties fo:font-size="12pt" officeooo:rsid="0040b2c7" style:font-size-asian="12pt" style:font-size-complex="12pt"/>
    </style:style>
    <style:style style:name="T1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officeooo:rsid="003eb2ea" style:font-size-asian="10.5pt" style:font-size-complex="12pt"/>
    </style:style>
    <style:style style:name="T19" style:family="text">
      <style:text-properties fo:font-size="12pt" officeooo:rsid="003fa437" fo:background-color="#66ffff" style:font-size-asian="12pt" style:font-size-complex="12pt"/>
    </style:style>
    <style:style style:name="T20" style:family="text">
      <style:text-properties fo:font-size="12pt" officeooo:rsid="0040b2c7" fo:background-color="#66ffff" style:font-size-asian="12pt" style:font-size-complex="12pt"/>
    </style:style>
    <style:style style:name="T21" style:family="text">
      <style:text-properties fo:font-size="12pt" officeooo:rsid="003fa437" fo:background-color="#ffff66" style:font-size-asian="12pt" style:font-size-complex="12pt"/>
    </style:style>
    <style:style style:name="T22" style:family="text">
      <style:text-properties fo:font-size="12pt" officeooo:rsid="0040b2c7" fo:background-color="#ffff66" style:font-size-asian="12pt" style:font-size-complex="12pt"/>
    </style:style>
    <style:style style:name="T23" style:family="text">
      <style:text-properties fo:background-color="#ffffff"/>
    </style:style>
    <style:style style:name="T24" style:family="text">
      <style:text-properties officeooo:rsid="001fe251" fo:background-color="#ffffff"/>
    </style:style>
    <style:style style:name="T25" style:family="text">
      <style:text-properties officeooo:rsid="0022fca0" fo:background-color="#ffffff"/>
    </style:style>
    <style:style style:name="T26" style:family="text">
      <style:text-properties officeooo:rsid="0022fca0"/>
    </style:style>
    <style:style style:name="T27" style:family="text">
      <style:text-properties officeooo:rsid="0027d5ca"/>
    </style:style>
    <style:style style:name="T28" style:family="text">
      <style:text-properties officeooo:rsid="0028d796"/>
    </style:style>
    <style:style style:name="T29" style:family="text">
      <style:text-properties officeooo:rsid="00291f80"/>
    </style:style>
    <style:style style:name="T30" style:family="text">
      <style:text-properties officeooo:rsid="002b9020"/>
    </style:style>
    <style:style style:name="T31" style:family="text">
      <style:text-properties officeooo:rsid="002d41af"/>
    </style:style>
    <style:style style:name="T32" style:family="text">
      <style:text-properties officeooo:rsid="002db847"/>
    </style:style>
    <style:style style:name="T33" style:family="text">
      <style:text-properties officeooo:rsid="002db847" fo:background-color="#772953"/>
    </style:style>
    <style:style style:name="T34" style:family="text">
      <style:text-properties officeooo:rsid="0030f3ec"/>
    </style:style>
    <style:style style:name="T35" style:family="text">
      <style:text-properties officeooo:rsid="00385dc6"/>
    </style:style>
    <style:style style:name="T36" style:family="text">
      <style:text-properties officeooo:rsid="0039661e"/>
    </style:style>
    <style:style style:name="T37" style:family="text">
      <style:text-properties officeooo:rsid="003a8e75"/>
    </style:style>
    <style:style style:name="T38" style:family="text">
      <style:text-properties officeooo:rsid="003c73e9"/>
    </style:style>
    <style:style style:name="T39" style:family="text">
      <style:text-properties officeooo:rsid="003eb2ea"/>
    </style:style>
    <style:style style:name="T40" style:family="text">
      <style:text-properties fo:color="#ff3333" fo:font-size="12pt" officeooo:rsid="003eb2ea" style:font-size-asian="10.5pt" style:font-size-complex="12pt"/>
    </style:style>
    <style:style style:name="T41" style:family="text">
      <style:text-properties fo:color="#ff3333" officeooo:rsid="003eb2ea"/>
    </style:style>
    <style:style style:name="T42" style:family="text">
      <style:text-properties fo:color="#000000" fo:font-size="12pt" officeooo:rsid="003eb2ea" fo:background-color="#ff3333" style:font-size-asian="10.5pt" style:font-size-complex="12pt"/>
    </style:style>
    <style:style style:name="T43" style:family="text">
      <style:text-properties fo:color="#000000" officeooo:rsid="003eb2ea" fo:background-color="#ff3333"/>
    </style:style>
    <style:style style:name="T44" style:family="text">
      <style:text-properties officeooo:rsid="003fa437"/>
    </style:style>
    <style:style style:name="T45" style:family="text">
      <style:text-properties officeooo:rsid="003fa437" fo:background-color="#66ffff"/>
    </style:style>
    <style:style style:name="T46" style:family="text">
      <style:text-properties officeooo:rsid="0040b2c7"/>
    </style:style>
    <style:style style:name="T47" style:family="text">
      <style:text-properties officeooo:rsid="003fa437" fo:background-color="#ffff66"/>
    </style:style>
    <style:style style:name="T48" style:family="text">
      <style:text-properties officeooo:rsid="0040b2c7" fo:background-color="#ffff66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03fa437" style:font-size-asian="10pt" style:font-size-complex="10pt"/>
    </style:style>
    <style:style style:name="T51" style:family="text">
      <style:text-properties fo:font-size="10pt" officeooo:rsid="003fa437" fo:background-color="#ffff66" style:font-size-asian="10pt" style:font-size-complex="10pt"/>
    </style:style>
    <style:style style:name="T52" style:family="text">
      <style:text-properties officeooo:rsid="0040c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enciador de Emails</text:p>
      <text:p text:style-name="P2">Relatório de <text:s/>ACINET</text:p>
      <text:p text:style-name="P2"/>
      <text:p text:style-name="P3"><text:bookmark-start text:name="__DdeLink__311_1643824714"/>21/04<text:bookmark-end text:name="__DdeLink__311_1643824714"/></text:p>
      <text:p text:style-name="P3"/>
      <text:p text:style-name="P8">→<text:span text:style-name="T26"> </text:span>Criado um E-mail exclusivo para testes: <text:tab/><text:span text:style-name="T13">user:</text:span><text:bookmark-start text:name="__DdeLink__315_1643824714"/><text:a xlink:type="simple" xlink:href="mailto:ralfcotuca@gmail.com"><text:span text:style-name="T13">ralfcotuca@gmail.com</text:span></text:a><text:bookmark-end text:name="__DdeLink__315_1643824714"/></text:p>
      <text:p text:style-name="P11"><text:tab/>pass:informatica2012</text:p>
      <text:p text:style-name="P9"/>
      <text:p text:style-name="P10">→ Baixado a lib do apache para E-Mail:</text:p>
      <text:p text:style-name="P65"><text:span text:style-name="T16">Download</text:span><text:span text:style-name="T12">:</text:span><text:a xlink:type="simple" xlink:href="http://commons.apache.org/proper/commons-email/download_email.cgi"><text:span text:style-name="T10">http://commons.apache.org/proper/commons-email/download_email.cgi</text:span></text:a></text:p>
      <text:p text:style-name="P21"/>
      <text:p text:style-name="P27">Foi adicionado ao projeto apenas o .jar:</text:p>
      <text:p text:style-name="P27">commons-email-1.3.2.jar</text:p>
      <text:p text:style-name="P21"/>
      <text:p text:style-name="P37">→<text:span text:style-name="T26"> </text:span>Encontrado erro: <text:span text:style-name="T1">The type of <text:s/>setAuthenticator(Authenticator) is erroneous</text:span></text:p>
      <text:p text:style-name="P4"/>
      <text:p text:style-name="P47"><text:span text:style-name="T4">Linha do erro:</text:span> email.setAuthenticator(autenticador);</text:p>
      <text:p text:style-name="P45">SolucaoEncontrada:</text:p>
      <text:p text:style-name="P46">Trocada a linha de erro por outro statmente equivalente:</text:p>
      <text:p text:style-name="P46">email.setAuthentication(user, pass);</text:p>
      <text:p text:style-name="P30"/>
      <text:p text:style-name="P32">→<text:span text:style-name="T26"> Encontrado erro: </text:span><text:bookmark-start text:name="__DdeLink__480_324618918"/><text:span text:style-name="T2">Exception in thread "AWT-EventQueue-0" java.lang.NoClassDefFoundError: javax/mail/internet/AddressException</text:span><text:bookmark-end text:name="__DdeLink__480_324618918"/></text:p>
      <text:p text:style-name="P42"/>
      <text:p text:style-name="P15">Solução encontrada:</text:p>
      <text:p text:style-name="P24">Incluida a lib: javax.mail.jar</text:p>
      <text:p text:style-name="P49"><text:span text:style-name="T13">Download:</text:span> <text:a xlink:type="simple" xlink:href="https://java.net/projects/javamail/pages/Home"><text:span text:style-name="T11">https://java.net/projects/javamail/pages/Home</text:span></text:a></text:p>
      <text:p text:style-name="P31"/>
      <text:p text:style-name="P38"/>
      <text:p text:style-name="P38"><text:bookmark-start text:name="__DdeLink__484_324618918"/>→<text:span text:style-name="T26"> Simple </text:span>Email enviado com sucesso.</text:p>
      <text:p text:style-name="P15">Dados do envio:<text:span text:style-name="T5"> </text:span></text:p>
      <text:p text:style-name="P66">Servidor de email: "smtp.gmail.com"</text:p>
      <text:p text:style-name="P58">Porta<text:tab/><text:tab/><text:tab/> <text:s/>: 465<text:bookmark-end text:name="__DdeLink__484_324618918"/></text:p>
      <text:p text:style-name="P43"/>
      <text:p text:style-name="P19"/>
      <text:p text:style-name="P5"><text:soft-page-break/><text:span text:style-name="T24">→</text:span><text:span text:style-name="T25"> </text:span><text:span text:style-name="T24">E</text:span><text:span text:style-name="T23">ncontrado Erro:</text:span><text:span text:style-name="T1"> org.apache.commons.mail.EmailException: Sending the email to the following server failed : smtp.gmail.com:465</text:span></text:p>
      <text:p text:style-name="P7"/>
      <text:p text:style-name="P12">Motivos:</text:p>
      <text:p text:style-name="P51">→<text:span text:style-name="T26"> </text:span>No caso do SMTP do <text:span text:style-name="T4">google</text:span> é sempre preciso que seu email utilize, no transporte, o protocolo de segurança SSL</text:p>
      <text:p text:style-name="P53">→ É preciso que todas as informações necessárias para o envio do email estejam explicitadas no objeto de email:</text:p>
      <text:p text:style-name="P72">→ hostName</text:p>
      <text:p text:style-name="P74">→ SMTP Port</text:p>
      <text:p text:style-name="P74">→ Autenticação</text:p>
      <text:p text:style-name="P74">→ From</text:p>
      <text:p text:style-name="P74">→ To(s)</text:p>
      <text:p text:style-name="P74"/>
      <text:p text:style-name="P35"><text:bookmark-start text:name="__DdeLink__489_324618918"/>→<text:span text:style-name="T26"> </text:span>Email <text:span text:style-name="T26">com anexo local</text:span> enviado com sucesso.</text:p>
      <text:p text:style-name="P16"><text:bookmark-start text:name="__DdeLink__486_324618918"/>Dados do envio:<text:bookmark-end text:name="__DdeLink__486_324618918"/><text:span text:style-name="T5"> </text:span></text:p>
      <text:p text:style-name="P67">Servidor de email: "smtp.gmail.com"</text:p>
      <text:p text:style-name="P59">Porta<text:tab/><text:tab/> <text:s/>: 465<text:bookmark-end text:name="__DdeLink__489_324618918"/></text:p>
      <text:p text:style-name="P13"/>
      <text:p text:style-name="P28">Considerações: </text:p>
      <text:p text:style-name="P52">→ Disposition: Trata-se de como o arquivo anexado será tratado na mensagem.</text:p>
      <text:p text:style-name="P73"><text:span text:style-name="T5">→ </text:span>INLINE<text:span text:style-name="T5">: O arquivo será considerado uma extensão do Body da mensagem, logo, será incluido com o restante dela.</text:span></text:p>
      <text:p text:style-name="P75"><text:span text:style-name="T5">→ </text:span>ATTACHMENT<text:span text:style-name="T5">: O arquivo será considerado alheio a mensagem, como um real anexo, e deverá ser tratado pelo userAgent de outra forma. Ex: o arquivo será baixado.</text:span></text:p>
      <text:p text:style-name="P75"><text:span text:style-name="T9">OBS:</text:span><text:span text:style-name="T5"> </text:span><text:span text:style-name="T6">O Gmail nao reconhece o modo INLINE como diferente. Ele tratará o anexo como um ATTACHMENT. Para efeito de estudo utilizei o servidor YAHOO, que aceita essa opção.</text:span></text:p>
      <text:p text:style-name="P33"/>
      <text:p text:style-name="P39">→<text:span text:style-name="T26"> </text:span>Email <text:span text:style-name="T26">com anexo remoto</text:span> enviado com sucesso.</text:p>
      <text:p text:style-name="P17"><text:bookmark-start text:name="__DdeLink__486_3246189181"/>Dados do envio:<text:bookmark-end text:name="__DdeLink__486_3246189181"/><text:span text:style-name="T5"> </text:span></text:p>
      <text:p text:style-name="P68">Servidor de email: "smtp.gmail.com"</text:p>
      <text:p text:style-name="P60">Porta<text:tab/><text:tab/> <text:s/>: 465</text:p>
      <text:p text:style-name="P55"><text:span text:style-name="T5">URL:</text:span><text:a xlink:type="simple" xlink:href="http://static.ddmcdn.com/gif/light-virus-1.jpg"><text:span text:style-name="T5">http://static.ddmcdn.com/gif/light-virus-1.jpg</text:span></text:a></text:p>
      <text:p text:style-name="P63"/>
      <text:p text:style-name="P34"/>
      <text:p text:style-name="P40"/>
      <text:p text:style-name="P40"/>
      <text:p text:style-name="P40"/>
      <text:p text:style-name="P40"/>
      <text:p text:style-name="P40"><text:soft-page-break/>→<text:span text:style-name="T26"> </text:span>Email <text:span text:style-name="T26">com anexo remoto</text:span> <text:span text:style-name="T27">e HTML </text:span>enviado com sucesso.</text:p>
      <text:p text:style-name="P18"><text:bookmark-start text:name="__DdeLink__365_1839127823"/><text:bookmark-start text:name="__DdeLink__486_32461891811"/>Dados do envio:<text:bookmark-end text:name="__DdeLink__486_32461891811"/><text:span text:style-name="T5"> </text:span></text:p>
      <text:p text:style-name="P69">Servidor de email: "smtp.gmail.com"</text:p>
      <text:p text:style-name="P61">Porta<text:tab/><text:tab/> <text:s/>: 465</text:p>
      <text:p text:style-name="P56"><text:span text:style-name="T5">URL:</text:span><text:a xlink:type="simple" xlink:href="http://static.ddmcdn.com/gif/light-virus-1.jpg"><text:span text:style-name="T5">http://static.ddmcdn.com/gif/light-virus-1.jpg</text:span></text:a></text:p>
      <text:p text:style-name="P14"><text:bookmark-end text:name="__DdeLink__365_1839127823"/></text:p>
      <text:p text:style-name="P29">Considerações:</text:p>
      <text:p text:style-name="P29"><text:tab/><text:span text:style-name="T5">→</text:span><text:span text:style-name="T7"> Embed: ????</text:span></text:p>
      <text:p text:style-name="P25"/>
      <text:p text:style-name="P36">→<text:span text:style-name="T26"> Recebido email pelo protocolo imap com sucesso.</text:span></text:p>
      <text:p text:style-name="P41"><text:tab/><text:span text:style-name="T17">Dados do envio:</text:span><text:span text:style-name="T13"> </text:span></text:p>
      <text:p text:style-name="P70">Servidor de <text:span text:style-name="T28">imap </text:span>: "<text:span text:style-name="T28">imap.gmail.com</text:span>"</text:p>
      <text:p text:style-name="P62">Porta<text:tab/><text:tab/> <text:s/>: <text:span text:style-name="T28">993</text:span></text:p>
      <text:p text:style-name="P57"><text:a xlink:type="simple" xlink:href="http://static.ddmcdn.com/gif/light-virus-1.jpg"><text:span text:style-name="T8">P</text:span></text:a><text:span text:style-name="T8">asta:<text:tab/><text:tab/> <text:s/>: “INBOX”</text:span></text:p>
      <text:p text:style-name="P4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6"><text:bookmark-start text:name="__DdeLink__582_544211998"/><text:soft-page-break/>2<text:span text:style-name="T29">6</text:span>/04<text:bookmark-end text:name="__DdeLink__582_544211998"/></text:p>
      <text:p text:style-name="P78"/>
      <text:p text:style-name="P6">→ Escrita de Email</text:p>
      <text:p text:style-name="P82">Comecei a montar as páginas protótipo para o envio de e-mail.</text:p>
      <text:p text:style-name="P80"/>
      <text:p text:style-name="P81">→<text:span text:style-name="T30"> Criado uma pasta LIB na pasta do projeto para bibliotecas. </text:span></text:p>
      <text:p text:style-name="P50">→ Adicionado o Driver para conexão com o banco de dados. Mysql.jar</text:p>
      <text:p text:style-name="P54">→<text:span text:style-name="T34"> Adicionado as lib:</text:span></text:p>
      <text:p text:style-name="P54"><text:tab/>→<text:span text:style-name="T34"> javax.mail.jar</text:span></text:p>
      <text:p text:style-name="P54"><text:tab/>→<text:span text:style-name="T34"> commons-email.1.3.2</text:span></text:p>
      <text:p text:style-name="P80"/>
      <text:p text:style-name="P80">→<text:span text:style-name="T31"> Criado o .sql contendo a descrição das tabelas do BD:</text:span></text:p>
      <text:p text:style-name="P83">create schema Email;</text:p>
      <text:p text:style-name="P85">use Email;</text:p>
      <text:p text:style-name="P85">-- -----------------------------------------</text:p>
      <text:p text:style-name="P85">-- -----------------------------------------</text:p>
      <text:p text:style-name="P85">-- -------------Tabelas De Usuario----------</text:p>
      <text:p text:style-name="P85">-- -----------------------------------------</text:p>
      <text:p text:style-name="P85">-- -----------------------------------------</text:p>
      <text:p text:style-name="P85">CREATE TABLE Usuario </text:p>
      <text:p text:style-name="P85">(</text:p>
      <text:p text:style-name="P85"><text:tab/>ID INT PRIMARY KEY AUTO_INCREMENT,</text:p>
      <text:p text:style-name="P85"><text:tab/>usuario VARCHAR(100) UNIQUE NOT NULL, -- o usuario nao pode repetir</text:p>
      <text:p text:style-name="P85"><text:tab/>senha VARCHAR(20) NOT NULL</text:p>
      <text:p text:style-name="P85">);</text:p>
      <text:p text:style-name="P85"/>
      <text:p text:style-name="P85">--</text:p>
      <text:p text:style-name="P85">-- Tabela de Cadastro de emails do usuario</text:p>
      <text:p text:style-name="P85">--</text:p>
      <text:p text:style-name="P85">CREATE TABLE Cadastrado</text:p>
      <text:p text:style-name="P85">(</text:p>
      <text:p text:style-name="P85"><text:tab/>ID INT PRIMARY KEY AUTO_INCREMENT,</text:p>
      <text:p text:style-name="P85"><text:tab/>ID_Usuario INT NOT NULL, </text:p>
      <text:p text:style-name="P85"><text:tab/>ID_Servidor INT NOT NULL,</text:p>
      <text:p text:style-name="P85"><text:tab/>uri VARCHAR(50) NOT NULL,</text:p>
      <text:p text:style-name="P85"><text:tab/>senha VARCHAR(50) NOT NULL,</text:p>
      <text:p text:style-name="P85"><text:tab/>-- Foreign Key</text:p>
      <text:p text:style-name="P85"><text:tab/>FOREIGN KEY (ID_Servidor) REFERENCES Servidor( ID ) </text:p>
      <text:p text:style-name="P85"><text:tab/>ON DELETE CASCADE</text:p>
      <text:p text:style-name="P85"><text:tab/>ON UPDATE CASCADE, </text:p>
      <text:p text:style-name="P85"/>
      <text:p text:style-name="P85"><text:tab/>FOREIGN KEY (ID_Usuario) REFERENCES Usuario( ID ) </text:p>
      <text:p text:style-name="P85"><text:tab/>ON DELETE CASCADE</text:p>
      <text:p text:style-name="P85"><text:tab/>ON UPDATE CASCADE</text:p>
      <text:p text:style-name="P85">);</text:p>
      <text:p text:style-name="P85"/>
      <text:p text:style-name="P85">-- -----------------------------------------</text:p>
      <text:p text:style-name="P85">-- -----------------------------------------</text:p>
      <text:p text:style-name="P85">-- -------------Tabelas Globais-------------</text:p>
      <text:p text:style-name="P85">-- -----------------------------------------</text:p>
      <text:p text:style-name="P85">-- -----------------------------------------</text:p>
      <text:p text:style-name="P85"/>
      <text:p text:style-name="P85">--</text:p>
      <text:p text:style-name="P85">-- Tabela Servidor:</text:p>
      <text:p text:style-name="P85">-- <text:s text:c="2"/>Essa tabela tem como função armazenar os</text:p>
      <text:p text:style-name="P85">-- <text:s text:c="2"/>dominios dos Servidores que o site poderá</text:p>
      <text:p text:style-name="P85">-- <text:s text:c="2"/>utilizar.</text:p>
      <text:p text:style-name="P85">-- Campos Exemplo:</text:p>
      <text:p text:style-name="P85">-- <text:s text:c="3"/>ID <text:s text:c="13"/>: 1</text:p>
      <text:p text:style-name="P85">-- <text:s text:c="3"/>dominio<text:tab/><text:tab/> <text:s/>: '@gmail.com'</text:p>
      <text:p text:style-name="P85">-- <text:s text:c="3"/>uri_SMTP <text:s text:c="7"/>: 'smtp.gmail.com'</text:p>
      <text:p text:style-name="P85">-- <text:s text:c="3"/>porta_SMTP <text:s text:c="5"/>: 465<text:tab/></text:p>
      <text:p text:style-name="P85">-- <text:s text:c="3"/>uri_IMap <text:s text:c="7"/>: 'imap.gmail.com'</text:p>
      <text:p text:style-name="P85">-- <text:s text:c="3"/>porta_IMap <text:s text:c="5"/>: 993<text:tab/></text:p>
      <text:p text:style-name="P85">--</text:p>
      <text:p text:style-name="P85">CREATE TABLE Servidor</text:p>
      <text:p text:style-name="P85">(</text:p>
      <text:p text:style-name="P85"><text:tab/>ID INT PRIMARY KEY AUTO_INCREMENT,</text:p>
      <text:p text:style-name="P85"><text:tab/>dominio VARCHAR(20) NOT NULL,</text:p>
      <text:p text:style-name="P85"><text:tab/>uri_SMTP varchar(30) NOT NULL,</text:p>
      <text:p text:style-name="P85"><text:tab/>porta_SMTP INT NOT NULL,</text:p>
      <text:p text:style-name="P85"><text:tab/>uri_IMap VARCHAR(30) NOT NULL,</text:p>
      <text:p text:style-name="P85"><text:tab/>porta_IMap INT NOT NULL</text:p>
      <text:p text:style-name="P85">);</text:p>
      <text:p text:style-name="P85"/>
      <text:p text:style-name="P85"><text:soft-page-break/></text:p>
      <text:p text:style-name="P84"/>
      <text:p text:style-name="P86"><text:bookmark-start text:name="__DdeLink__313_1643824714"/>→<text:span text:style-name="T32"> </text:span><text:span text:style-name="T33">Criada Classe Conector</text:span><text:bookmark-end text:name="__DdeLink__313_1643824714"/></text:p>
      <text:p text:style-name="P71">Classe responsável por fazer conexão direta com o BD. Através dela as outras classes de relação com o BD poderão realizar comandos através do método getPreparedStatement().</text:p>
      <text:p text:style-name="P87">→<text:span text:style-name="T32"> </text:span><text:span text:style-name="T33">Criada Classe Servidor</text:span></text:p>
      <text:p text:style-name="P89">Classe que representa os registros da tabela. Servidor.</text:p>
      <text:p text:style-name="P87"><text:span text:style-name="T32">→ </text:span><text:span text:style-name="T33">Criada Classe Servidores</text:span></text:p>
      <text:p text:style-name="P64">Classe que interage com a tabela Servidor no BD.</text:p>
      <text:p text:style-name="P64"/>
      <text:p text:style-name="P77"><text:span text:style-name="T35">01</text:span>/0<text:span text:style-name="T35">5</text:span></text:p>
      <text:p text:style-name="P79"/>
      <text:p text:style-name="P20">→<text:span text:style-name="T35"> Retomada a construção do enviador de emails. </text:span></text:p>
      <text:p text:style-name="P22">→<text:span text:style-name="T36"> Criado arquivo de organização de classes. </text:span></text:p>
      <text:p text:style-name="P23">→<text:span text:style-name="T37"> Criado GitHub com o repositório do projeto: </text:span><text:a xlink:type="simple" xlink:href="https://github.com/ZeComeia/Kiwail"><text:span text:style-name="T37">https://github.com/ZeComeia/Kiwail</text:span></text:a></text:p>
      <text:p text:style-name="P23"/>
      <text:p text:style-name="P48">→<text:span text:style-name="T38"> Comecei a programar a logica que permitirá o anexo local.</text:span></text:p>
      <text:p text:style-name="P91">→<text:span text:style-name="T39"> </text:span><text:span text:style-name="T43">Encontrado um problema:</text:span><text:span text:style-name="T41"> </text:span><text:span text:style-name="T39">Não consigo ter acesso ao caminho do arquivo selecionado com input file do HTML. Logo, não é possível criar o Anexo.</text:span></text:p>
      <text:p text:style-name="P97"><text:span text:style-name="T49">→</text:span><text:span text:style-name="T50"> </text:span><text:span text:style-name="T51">Solução:</text:span><text:span text:style-name="T50"> </text:span><text:a xlink:type="simple" xlink:href="http://www.tutorialspoint.com/servlets/servlets-file-uploading.htm"><text:span text:style-name="T49">http://www.tutorialspoint.com/servlets/servlets-file-uploading.htm</text:span></text:a></text:p>
      <text:p text:style-name="P92"/>
      <text:p text:style-name="P93">→<text:span text:style-name="T44"> </text:span><text:span text:style-name="T3">Encontrado um problema: </text:span><text:span text:style-name="T44">O objeto Request na classe TratadorDeEnvio nao está mantendo as informações do formulário, logo tudo contém null.</text:span></text:p>
      <text:p text:style-name="P95">→<text:span text:style-name="T44"> </text:span><text:span text:style-name="T45">Causa do problema: </text:span><text:span text:style-name="T44">O Foi usado no formulário que originou o request o cabeçalho enctype="multipart/form-data". Isso afetou o desempenho normal das funções do request.getParameter();</text:span></text:p>
      <text:p text:style-name="P94"><text:span text:style-name="T47">→</text:span><text:span text:style-name="T48"> Solução: </text:span><text:span text:style-name="T46">Como todos os campos agora são tratados como multipart é necessário utilizar da classe FileItem para tratar campo por campo que vem do request. </text:span></text:p>
      <text:p text:style-name="P99"/>
      <text:p text:style-name="P100"><text:soft-page-break/>→<text:span text:style-name="T52"> Terminei a logica que permite o anexo.</text:span></text:p>
      <text:p text:style-name="P100"><text:span text:style-name="T52"><text:s/>Local.</text:span></text:p>
      <text:p text:style-name="P100">→<text:span text:style-name="T52"> Atualizei o repositório no github.</text:span></text:p>
      <text:p text:style-name="P90"/>
      <text:p text:style-name="P96"/>
      <text:p text:style-name="P98"/>
      <text:p text:style-name="P64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4-04-21T14:00:39.530991478</meta:creation-date>
    <dc:date>2014-05-02T15:55:49.243567890</dc:date>
    <dc:creator>rodrigo </dc:creator>
    <meta:editing-duration>PT6H31M20S</meta:editing-duration>
    <meta:editing-cycles>27</meta:editing-cycles>
    <meta:generator>LibreOffice/4.1.3.2$Linux_X86_64 LibreOffice_project/410m0$Build-2</meta:generator>
    <meta:document-statistic meta:table-count="0" meta:image-count="0" meta:object-count="0" meta:page-count="6" meta:paragraph-count="143" meta:word-count="793" meta:character-count="5667" meta:non-whitespace-character-count="4889"/>
  </office:meta>
</office:document-meta>
</file>